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0">
      <style:paragraph-properties fo:margin-top="0cm" fo:margin-bottom="0cm" style:line-height-at-least="0.635cm" fo:padding="0cm" fo:border="none" style:writing-mode="lr-tb"/>
    </style:style>
    <style:style style:name="P2" style:family="paragraph" style:parent-style-name="Standard"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 style:family="paragraph" style:parent-style-name="Standard">
      <style:paragraph-properties fo:margin-top="0cm" fo:margin-bottom="0cm" fo:line-height="115%" fo:padding="0cm" fo:border="non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 style:family="paragraph" style:parent-style-name="Standard">
      <style:paragraph-properties fo:margin-top="0cm" fo:margin-bottom="0cm" fo:line-height="115%" fo:break-before="auto" fo:break-after="auto" fo:padding="0cm" fo:border="non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 style:family="paragraph" style:parent-style-name="Standard" style:list-style-name="">
      <style:paragraph-properties fo:margin-left="0cm" fo:margin-right="0cm" fo:line-height="115%" fo:text-indent="0cm" style:auto-text-indent="false" fo:break-before="auto" fo:break-after="auto" fo:background-color="transparent" fo:padding="0cm" fo:border="none" style:writing-mode="lr-tb">
        <style:background-image/>
      </style:paragraph-properties>
    </style:style>
    <style:style style:name="P6" style:family="paragraph" style:parent-style-name="Standard" style:list-style-name="L20">
      <style:paragraph-properties fo:line-height="115%" fo:background-color="transparent" fo:padding="0cm" fo:border="none" style:writing-mode="lr-tb">
        <style:background-image/>
      </style:paragraph-properties>
    </style:style>
    <style:style style:name="P7" style:family="paragraph" style:parent-style-name="Heading_20_5">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letter-spacing="normal" fo:font-style="normal" style:text-underline-style="none" style:text-blinking="false"/>
    </style:style>
    <style:style style:name="P8" style:family="paragraph" style:parent-style-name="Heading_20_4">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style:text-blinking="false"/>
    </style:style>
    <style:style style:name="P9" style:family="paragraph" style:parent-style-name="Heading_20_4">
      <style:paragraph-properties fo:margin-left="0cm" fo:margin-right="0cm" fo:margin-top="0cm" fo:margin-bottom="0cm" style:line-height-at-least="0.635cm" fo:text-indent="0cm" style:auto-text-indent="false" fo:padding="0cm" fo:border="none"/>
    </style:style>
    <style:style style:name="P10" style:family="paragraph" style:parent-style-name="Heading_20_2">
      <style:paragraph-properties fo:margin-left="0cm" fo:margin-right="0cm" style:line-height-at-least="0.635cm" fo:text-align="start" style:justify-single-word="false" fo:text-indent="0cm" style:auto-text-indent="false" fo:background-color="#eeeeee" fo:padding="0cm" fo:border="none">
        <style:background-image/>
      </style:paragraph-properties>
    </style:style>
    <style:style style:name="P11"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12"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writing-mode="lr-tb">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13"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writing-mode="lr-tb">
        <style:background-image/>
      </style:paragraph-properties>
      <style:text-properties fo:font-variant="normal" fo:text-transform="none" fo:color="#000000" style:text-line-through-style="none" style:font-name="Georgia" fo:font-size="18pt" fo:letter-spacing="normal" fo:font-style="italic" style:text-underline-style="none" fo:font-weight="bold" style:text-blinking="false" fo:background-color="transparent" style:font-size-asian="18pt" style:font-style-asian="italic" style:font-weight-asian="bold" style:font-size-complex="18pt" style:font-style-complex="italic" style:font-weight-complex="bold"/>
    </style:style>
    <style:style style:name="P14" style:family="paragraph" style:parent-style-name="Heading_20_2">
      <style:paragraph-properties fo:margin-left="0cm" fo:margin-right="0cm" fo:line-height="115%" fo:text-indent="0cm" style:auto-text-indent="false" fo:break-before="auto" fo:break-after="auto" fo:background-color="transparent" fo:padding="0cm" fo:border="none" style:writing-mode="lr-tb">
        <style:background-image/>
      </style:paragraph-properties>
    </style:style>
    <style:style style:name="P15" style:family="paragraph" style:parent-style-name="Frame_20_contents">
      <style:text-properties style:font-name="Myriad Pro" fo:font-weight="bold" style:font-weight-asian="bold" style:font-weight-complex="bold"/>
    </style:style>
    <style:style style:name="P16" style:family="paragraph" style:parent-style-name="Text_20_body" style:list-style-name="L8">
      <style:paragraph-properties fo:margin-top="0cm" fo:margin-bottom="0cm" style:line-height-at-least="0.635cm" fo:padding="0cm" fo:border="none"/>
    </style:style>
    <style:style style:name="P17" style:family="paragraph" style:parent-style-name="Text_20_body" style:list-style-name="L11">
      <style:paragraph-properties fo:margin-top="0cm" fo:margin-bottom="0cm" style:line-height-at-least="0.635cm" fo:padding="0cm" fo:border="none"/>
    </style:style>
    <style:style style:name="P18"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19" style:family="paragraph" style:parent-style-name="Text_20_body" style:list-style-name="L17">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0" style:family="paragraph" style:parent-style-name="Text_20_body" style:list-style-name="L18">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1" style:family="paragraph" style:parent-style-name="Text_20_body" style:list-style-name="L19">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2" style:family="paragraph" style:parent-style-name="Text_20_body" style:list-style-name="L21">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3"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P24" style:family="paragraph" style:parent-style-name="Text_20_body">
      <style:paragraph-properties fo:margin-top="0cm" fo:margin-bottom="0cm" style:line-height-at-least="0.635cm" fo:padding="0cm" fo:border="none"/>
      <style:text-properties fo:font-variant="normal" fo:text-transform="none" fo:color="#000000" style:font-name="Georgia" fo:font-size="12pt" fo:letter-spacing="normal" fo:font-style="normal"/>
    </style:style>
    <style:style style:name="P25" style:family="paragraph" style:parent-style-name="Text_20_body">
      <style:paragraph-properties fo:margin-top="0cm" fo:margin-bottom="0cm" style:line-height-at-least="0.635cm" fo:padding="0cm" fo:border="none"/>
      <style:text-properties fo:color="#000000" style:font-name="Georgia"/>
    </style:style>
    <style:style style:name="P26" style:family="paragraph" style:parent-style-name="Text_20_body" style:list-style-name="L17">
      <style:paragraph-properties fo:margin-top="0cm" fo:margin-bottom="0cm" style:line-height-at-least="0.635cm" fo:padding="0cm" fo:border="none"/>
      <style:text-properties fo:color="#000000" style:font-name="Georgia"/>
    </style:style>
    <style:style style:name="P27" style:family="paragraph" style:parent-style-name="Text_20_body" style:list-style-name="L8">
      <style:paragraph-properties fo:margin-top="0cm" fo:margin-bottom="0cm" fo:line-height="114%"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28" style:family="paragraph" style:parent-style-name="Text_20_body" style:list-style-name="L8">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29" style:family="paragraph" style:parent-style-name="Text_20_body" style:list-style-name="L9">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0" style:family="paragraph" style:parent-style-name="Text_20_body"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1" style:family="paragraph" style:parent-style-name="Text_20_body" style:list-style-name="L8">
      <style:paragraph-properties fo:margin-top="0cm" fo:margin-bottom="0cm" fo:line-height="114%"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2" style:family="paragraph" style:parent-style-name="Text_20_body" style:list-style-name="L9">
      <style:paragraph-properties fo:margin-top="0cm" fo:margin-bottom="0cm" fo:line-height="114%"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3" style:family="paragraph" style:parent-style-name="Text_20_body" style:list-style-name="L9">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4" style:family="paragraph" style:parent-style-name="Text_20_body"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5" style:family="paragraph" style:parent-style-name="Text_20_body" style:list-style-name="L9">
      <style:paragraph-properties fo:margin-top="0cm" fo:margin-bottom="0cm" fo:line-height="114%"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P36" style:family="paragraph" style:parent-style-name="Text_20_body" style:list-style-name="L8">
      <style:paragraph-properties fo:margin-top="0cm" fo:margin-bottom="0cm" fo:line-height="114%" fo:padding="0cm" fo:border="none" style:writing-mode="lr-tb"/>
    </style:style>
    <style:style style:name="P37" style:family="paragraph" style:parent-style-name="Text_20_body" style:list-style-name="L9">
      <style:paragraph-properties fo:margin-top="0cm" fo:margin-bottom="0cm" fo:line-height="114%" fo:padding="0cm" fo:border="none" style:writing-mode="lr-tb"/>
    </style:style>
    <style:style style:name="P38" style:family="paragraph" style:parent-style-name="Text_20_body" style:list-style-name="L8">
      <style:paragraph-properties fo:margin-top="0cm" fo:margin-bottom="0cm" style:line-height-at-least="0.635cm" fo:padding="0cm" fo:border="none" style:writing-mode="lr-tb"/>
    </style:style>
    <style:style style:name="P39" style:family="paragraph" style:parent-style-name="Text_20_body" style:list-style-name="L9">
      <style:paragraph-properties fo:margin-top="0cm" fo:margin-bottom="0cm" style:line-height-at-least="0.635cm" fo:padding="0cm" fo:border="none" style:writing-mode="lr-tb"/>
    </style:style>
    <style:style style:name="P40" style:family="paragraph" style:parent-style-name="Text_20_body" style:list-style-name="L10">
      <style:paragraph-properties fo:margin-top="0cm" fo:margin-bottom="0cm" style:line-height-at-least="0.635cm" fo:padding="0cm" fo:border="none" style:writing-mode="lr-tb"/>
    </style:style>
    <style:style style:name="P41" style:family="paragraph" style:parent-style-name="Text_20_body" style:list-style-name="L8">
      <style:paragraph-properties fo:margin-top="0cm" fo:margin-bottom="0cm" fo:line-height="114%" fo:background-color="transparent" fo:padding="0.074cm" fo:border-left="none" fo:border-right="none" fo:border-top="none" fo:border-bottom="0.035cm solid #000000" style:writing-mode="lr-tb" style:join-border="fals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42"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Georgia" fo:font-size="14pt" fo:letter-spacing="normal" fo:font-style="normal" style:text-underline-style="none" fo:font-weight="bold" style:text-blinking="false" style:font-size-asian="14pt" style:font-style-asian="italic" style:font-weight-asian="bold" style:font-size-complex="14pt" style:font-style-complex="italic" style:font-weight-complex="bold"/>
    </style:style>
    <style:style style:name="P43"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4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5"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4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P4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tyle-asian="italic" style:font-style-complex="italic"/>
    </style:style>
    <style:style style:name="P4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font-name="Georgia" fo:font-size="12pt" fo:letter-spacing="normal" fo:font-style="normal"/>
    </style:style>
    <style:style style:name="P4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0"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1"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2"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3" style:family="paragraph" style:parent-style-name="Text_20_body" style:list-style-name="L14">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4"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5" style:family="paragraph" style:parent-style-name="Text_20_body" style:list-style-name="L16">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6"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normal" style:text-underline-style="none" fo:font-weight="normal" style:text-blinking="false" style:font-size-asian="12pt" style:font-style-asian="italic" style:font-size-complex="12pt" style:font-style-complex="italic"/>
    </style:style>
    <style:style style:name="P57"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4pt" style:font-style-asian="normal" style:font-weight-asian="bold" style:font-size-complex="14pt" style:font-style-complex="normal" style:font-weight-complex="bold"/>
    </style:style>
    <style:style style:name="P58"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Text_20_body" style:list-style-name="L9">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60"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1"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P63"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style:font-name="Georgia" fo:font-size="12pt" fo:font-weight="bold" style:font-size-asian="14pt" style:font-size-complex="14pt"/>
    </style:style>
    <style:style style:name="P64" style:family="paragraph" style:parent-style-name="Text_20_body">
      <style:paragraph-properties fo:margin-left="0cm" fo:margin-right="0cm" fo:margin-top="0cm" fo:margin-bottom="0cm" style:line-height-at-least="0.635cm" fo:text-indent="0cm" style:auto-text-indent="false" fo:padding="0cm" fo:border="none" style:writing-mode="lr-tb"/>
    </style:style>
    <style:style style:name="P65" style:family="paragraph" style:parent-style-name="Text_20_body">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1" style:family="text">
      <style:text-properties fo:font-size="14pt" style:font-size-asian="14pt" style:font-size-complex="14pt"/>
    </style:style>
    <style:style style:name="T2" style:family="text">
      <style:text-properties fo:color="#000000" style:font-name="Times New Roman1" fo:font-size="12pt" fo:font-style="normal" fo:font-weight="normal"/>
    </style:style>
    <style:style style:name="T3" style:family="text">
      <style:text-properties fo:color="#000000" fo:background-color="transparent"/>
    </style:style>
    <style:style style:name="T4" style:family="text">
      <style:text-properties fo:color="#000000" fo:background-color="transparent" style:font-size-asian="12pt" style:font-style-asian="italic" style:font-size-complex="12pt" style:font-style-complex="italic"/>
    </style:style>
    <style:style style:name="T5" style:family="text">
      <style:text-properties fo:color="#000000" fo:font-weight="normal" fo:background-color="transparent" style:font-weight-asian="normal" style:font-weight-complex="normal"/>
    </style:style>
    <style:style style:name="T6" style:family="text">
      <style:text-properties fo:color="#000000" style:font-style-asian="italic" style:font-style-complex="italic"/>
    </style:style>
    <style:style style:name="T7" style:family="text">
      <style:text-properties fo:color="#000000" style:font-name="Georgia" fo:background-color="transparent" style:font-size-asian="12pt" style:font-style-asian="italic" style:font-size-complex="12pt" style:font-style-complex="italic"/>
    </style:style>
    <style:style style:name="T8" style:family="text">
      <style:text-properties fo:color="#000000" style:font-name="Georgia" fo:language="en" fo:country="US" fo:background-color="transparent" style:font-size-asian="12pt" style:language-asian="en" style:country-asian="US" style:font-style-asian="italic" style:font-name-complex="Georgia" style:font-size-complex="12pt" style:font-style-complex="italic"/>
    </style:style>
    <style:style style:name="T9" style:family="text">
      <style:text-properties fo:color="#000000" style:font-name="Georgia" fo:language="en" fo:country="US" fo:font-style="italic" fo:background-color="transparent" style:font-size-asian="12pt" style:language-asian="en" style:country-asian="US" style:font-style-asian="italic" style:font-name-complex="Georgia" style:font-size-complex="12pt" style:font-style-complex="italic"/>
    </style:style>
    <style:style style:name="T10" style:family="text">
      <style:text-properties style:text-line-through-style="none" style:text-underline-style="none" fo:font-weight="bold" style:text-blinking="false" style:font-style-asian="italic" style:font-weight-asian="bold" style:font-style-complex="italic" style:font-weight-complex="bold"/>
    </style:style>
    <style:style style:name="T11" style:family="text">
      <style:text-properties style:text-line-through-style="none" style:text-underline-style="none" fo:font-weight="normal" style:text-blinking="false" style:font-style-asian="italic" style:font-weight-asian="normal" style:font-style-complex="italic" style:font-weight-complex="normal"/>
    </style:style>
    <style:style style:name="T12" style:family="text">
      <style:text-properties style:text-line-through-style="none" style:font-name="Times New Roman1"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13" style:family="text">
      <style:text-properties style:text-line-through-style="none" style:font-name="Times New Roman1" style:text-underline-style="none" fo:font-weight="normal" style:text-blinking="false" fo:background-color="transparent" style:font-size-asian="12pt" style:font-style-asian="italic" style:font-weight-asian="bold" style:font-size-complex="12pt" style:font-style-complex="italic" style:font-weight-complex="bold"/>
    </style:style>
    <style:style style:name="T14" style:family="text">
      <style:text-properties style:text-line-through-style="none" fo:font-style="italic" style:text-underline-style="none" fo:font-weight="bold" style:text-blinking="false" style:font-style-asian="italic" style:font-weight-asian="bold" style:font-style-complex="italic" style:font-weight-complex="bold"/>
    </style:style>
    <style:style style:name="T15" style:family="text">
      <style:text-properties style:text-line-through-style="none" fo:font-style="italic" style:text-underline-style="none" fo:font-weight="normal" style:text-blinking="false" style:font-style-asian="italic" style:font-weight-asian="normal" style:font-style-complex="italic" style:font-weight-complex="normal"/>
    </style:style>
    <style:style style:name="T16" style:family="text">
      <style:text-properties style:text-line-through-style="none" fo:language="en" fo:country="US" style:text-underline-style="none" fo:font-weight="bold" style:text-blinking="false" fo:background-color="transparent" style:font-size-asian="12pt" style:language-asian="en" style:country-asian="US" style:font-style-asian="italic" style:font-weight-asian="bold" style:font-name-complex="Georgia" style:font-size-complex="12pt" style:font-style-complex="italic" style:font-weight-complex="bold"/>
    </style:style>
    <style:style style:name="T17" style:family="text">
      <style:text-properties style:text-line-through-style="none" fo:language="en" fo:country="US" fo:font-style="italic" style:text-underline-style="none" fo:font-weight="normal" style:text-blinking="false" fo:background-color="transparent" style:font-size-asian="12pt" style:language-asian="en" style:country-asian="US" style:font-style-asian="italic" style:font-weight-asian="normal" style:font-name-complex="Georgia" style:font-size-complex="12pt" style:font-style-complex="italic" style:font-weight-complex="normal"/>
    </style:style>
    <style:style style:name="T18" style:family="text">
      <style:text-properties fo:color="#515151" style:text-line-through-style="none" fo:font-size="13pt" style:text-underline-style="none" fo:font-weight="normal" style:text-blinking="false" style:font-style-asian="italic" style:font-weight-asian="normal" style:font-style-complex="italic" style:font-weight-complex="normal"/>
    </style:style>
    <style:style style:name="T19"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20"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1"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22" style:family="text">
      <style:text-properties fo:font-variant="normal" fo:text-transform="none" fo:color="#000000" style:text-line-through-style="none" style:font-name="Times New Roman1" fo:letter-spacing="normal" fo:font-style="normal" style:text-underline-style="none" style:text-blinking="false" fo:background-color="transparent" style:font-style-asian="italic" style:font-weight-asian="bold" style:font-style-complex="italic" style:font-weight-complex="bold"/>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2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26" style:family="text">
      <style:text-properties fo:font-variant="normal" fo:text-transform="none" fo:color="#000000" style:text-line-through-style="none"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27" style:family="text">
      <style:text-properties fo:font-variant="normal" fo:text-transform="none" fo:color="#000000" style:text-line-through-style="none" fo:letter-spacing="normal" fo:font-style="normal" style:text-underline-style="none" style:text-blinking="false" fo:background-color="transparent" style:font-style-asian="italic" style:font-weight-asian="bold" style:font-style-complex="italic" style:font-weight-complex="bold"/>
    </style:style>
    <style:style style:name="T28" style:family="text">
      <style:text-properties fo:font-variant="normal" fo:text-transform="none" fo:color="#000000" style:text-line-through-style="none" style:font-name="Georgia" fo:font-size="12pt" fo:letter-spacing="normal" fo:font-style="normal"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29" style:family="text">
      <style:text-properties fo:font-variant="normal" fo:text-transform="none" fo:color="#000000" style:text-line-through-style="none" style:font-name="Georgia" fo:font-size="12pt" fo:letter-spacing="normal" fo:font-style="normal" style:text-underline-style="none" fo:font-weight="bold" style:text-blinking="false" style:font-style-asian="italic" style:font-weight-asian="bold" style:font-style-complex="italic" style:font-weight-complex="bold"/>
    </style:style>
    <style:style style:name="T30" style:family="text">
      <style:text-properties fo:font-variant="normal" fo:text-transform="none" fo:color="#000000" style:text-line-through-style="none" style:font-name="Georgia"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1" style:family="text">
      <style:text-properties fo:font-variant="normal" fo:text-transform="none" fo:color="#000000" style:text-line-through-style="none" style:font-name="Georgia" fo:letter-spacing="normal" style:text-underline-style="none" style:text-blinking="false" fo:background-color="transparent" style:font-size-asian="12pt" style:font-style-asian="italic" style:font-weight-asian="normal" style:font-size-complex="12pt" style:font-style-complex="italic" style:font-weight-complex="normal"/>
    </style:style>
    <style:style style:name="T32" style:family="text">
      <style:text-properties fo:font-variant="normal" fo:text-transform="none" fo:color="#515151" style:text-line-through-style="none" fo:font-size="13pt"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33" style:family="text">
      <style:text-properties fo:font-variant="normal" fo:text-transform="none" fo:color="#666666" style:text-line-through-style="none" style:font-name="Georgia" fo:font-size="13pt" fo:letter-spacing="normal" fo:font-style="normal" style:text-underline-style="none" fo:font-weight="normal" style:text-blinking="false" fo:background-color="transparent" style:font-size-asian="12pt" style:font-style-asian="italic" style:font-size-complex="12pt" style:font-style-complex="italic"/>
    </style:style>
    <style:style style:name="T34"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35" style:family="text">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T36" style:family="text">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37" style:family="text">
      <style:text-properties fo:font-variant="normal" fo:text-transform="none" fo:color="#333333" style:text-line-through-style="none" style:font-name="Times New Roman1" fo:font-size="12pt" fo:letter-spacing="normal" fo:font-style="normal" style:text-underline-style="none" style:text-blinking="false"/>
    </style:style>
    <style:style style:name="T38" style:family="text">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T39" style:family="text">
      <style:text-properties fo:font-variant="normal" fo:text-transform="none" fo:color="#333333" style:text-line-through-style="none"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0" style:family="text">
      <style:text-properties fo:font-variant="normal" fo:text-transform="none" fo:color="#000080" style:text-line-through-style="none" style:font-name="Georgia" fo:letter-spacing="normal" fo:font-style="italic" style:text-underline-style="none" style:text-blinking="false" style:font-style-asian="italic" style:font-style-complex="italic"/>
    </style:style>
    <style:style style:name="T41" style:family="text">
      <style:text-properties fo:font-variant="normal" fo:text-transform="none" style:text-line-through-style="none"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2" style:family="text">
      <style:text-properties fo:color="#666666" style:font-name="Times New Roman1" fo:font-style="italic" fo:font-weight="bold" fo:background-color="transparent" style:font-weight-asian="bold" style:font-weight-complex="bold"/>
    </style:style>
    <style:style style:name="T43" style:family="text">
      <style:text-properties fo:color="#666666" style:font-name="Times New Roman1" fo:font-style="italic" fo:background-color="transparent"/>
    </style:style>
    <style:style style:name="T44" style:family="text">
      <style:text-properties fo:color="#666666" fo:font-size="13pt" fo:background-color="transparent"/>
    </style:style>
    <style:style style:name="T45" style:family="text">
      <style:text-properties fo:font-weight="bold" fo:background-color="transparent" style:font-weight-asian="bold" style:font-weight-complex="bold"/>
    </style:style>
    <style:style style:name="T46" style:family="text">
      <style:text-properties fo:font-weight="bold" style:font-weight-asian="bold" style:font-weight-complex="bold"/>
    </style:style>
    <style:style style:name="T47" style:family="text">
      <style:text-properties fo:background-color="transparent"/>
    </style:style>
    <style:style style:name="T4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9" style:family="text">
      <style:text-properties style:font-style-asian="italic" style:font-style-complex="italic"/>
    </style:style>
    <style:style style:name="T50" style:family="text">
      <style:text-properties style:font-name="Times New Roman1" style:font-style-asian="normal" style:font-weight-asian="bold" style:font-style-complex="normal" style:font-weight-complex="bold"/>
    </style:style>
    <style:style style:name="T51" style:family="text">
      <style:text-properties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2" style:family="text">
      <style:text-properties fo:color="#333333" style:font-name="Times New Roman1"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3" style:family="text">
      <style:text-properties fo:color="#333333"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4" style:family="text">
      <style:text-properties fo:color="#1155cc"/>
    </style:style>
    <style:style style:name="T55" style:family="text">
      <style:text-properties fo:color="#1155cc"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start text:name="h.1vd8zt6jzrh9"/><text:span text:style-name="T38">TF</text:span><text:bookmark-end text:name="h.1vd8zt6jzrh9"/><text:span text:style-name="T38"> </text:span><text:a xlink:type="simple" xlink:href="../../../../../../../AF">AF</text:a><text:a xlink:type="simple" xlink:href="../User%20Cases_real.odt#heading=h.epdiykctdjot"> 1.0 Huvudscenarios</text:a></text:h>
      <text:h text:style-name="P5" text:outline-level="10"><text:span text:style-name="T40">I detta testfall är målet att undersöka så att:</text:span></text:h>
      <text:list xml:id="list42618678" text:style-name="L20">
        <text:list-item>
          <text:h text:style-name="P6" text:outline-level="10"><text:span text:style-name="T40">Medlemmar/användare kan skapa nya konton, logga in och visa / ändra sina uppgifter.</text:span></text:h>
        </text:list-item>
        <text:list-item>
          <text:h text:style-name="P6" text:outline-level="10"><text:span text:style-name="T40">Admin kan logga in och lägga till båtplats på medlemmar. </text:span></text:h>
        </text:list-item>
        <text:list-item>
          <text:h text:style-name="P6" text:outline-level="10"><text:span text:style-name="T40">Kassören kan checka av att medlem har betalat medlemsavgift.</text:span></text:h>
          <text:h text:style-name="P6" text:outline-level="10"><text:span text:style-name="T40"/></text:h>
        </text:list-item>
      </text:list>
      <text:h text:style-name="P10" text:outline-level="2"><text:span text:style-name="T38">Scenario</text:span></text:h>
      <text:p text:style-name="P24"><text:span text:style-name="T10"/></text:p>
      <text:p text:style-name="P48"><text:span text:style-name="T10">TF 1.1 </text:span><text:span text:style-name="T15">Huvudscenario som medlem/ny medlem <text:s text:c="2"/>- SKAPA KONTO</text:span></text:p>
      <text:list xml:id="list41634609" text:style-name="L17">
        <text:list-item>
          <text:p text:style-name="P19"><text:span text:style-name="T7">Gå till </text:span><text:a xlink:type="simple" xlink:href="http://www.dengladepiraten.se/medlem">www.dengladepiraten.se/medlem</text:a><text:span text:style-name="T7"> </text:span></text:p>
        </text:list-item>
        <text:list-item>
          <text:p text:style-name="P19"><text:span text:style-name="T7">Skapa nytt konto finns att välja som alternativ. </text:span></text:p>
        </text:list-item>
        <text:list-item>
          <text:p text:style-name="P19"><text:span text:style-name="T7">Klicka på ”Skapa nytt konto” .</text:span></text:p>
        </text:list-item>
        <text:list-item>
          <text:p text:style-name="P19"><text:span text:style-name="T7">Ett formulär presenteras där man kan fylla i ” Förnamn” ”Efternamn” ”Önskat användarnamn” , ” Önskat Lösenord” , ”Mailadess” samt två radiobuttons med alternativen ”Jag är medlem sedan innan” och ”Jag önskar att bli medlem” .</text:span></text:p>
        </text:list-item>
        <text:list-item>
          <text:p text:style-name="P19"><text:span text:style-name="T7">Fyll i formuläret med följande uppgifter: <text:line-break/>Förnamn = <text:s/>”Anders” <text:tab/> Efternamn = ”Persson” <text:line-break/>Användarnamn = ”AndersP” <text:tab/>Lösenord =”segla123” <text:line-break/>Mailadress = ”testfallmedlem@gmail.com”<text:line-break/>Radiobutton = ”Jag är medlem sedan innan”. </text:span></text:p>
        </text:list-item>
        <text:list-item>
          <text:p text:style-name="P19"><text:span text:style-name="T7">Ett bekräftelsemeddelande visas där det står liknande” Ett mail har skickats till din epostadress – var vänlig klicka bekräftelse-länken som finns i mailet”</text:span></text:p>
        </text:list-item>
        <text:list-item>
          <text:p text:style-name="P26"><text:span text:style-name="T41">Logga in på gmailkontot ”</text:span><text:span text:style-name="T51">testfallmedlem@gmail.com” (se förkrav)</text:span></text:p>
        </text:list-item>
        <text:list-item>
          <text:p text:style-name="P26"><text:span text:style-name="T51">Ett mail ska ha landat i inboxen, klicka på bekräftelse-länken i mailet. </text:span></text:p>
        </text:list-item>
        <text:list-item>
          <text:p text:style-name="P26"><text:span text:style-name="T51">Du kommer till en undersida på dengladepiraten.se där det står liknande </text:span></text:p>
          <text:p text:style-name="P26"><text:span text:style-name="T51">”Du har nu registrerats som medlem hoss oss och kan logga in på medlemssidorna med dina inloggningsuppgifter”.</text:span></text:p>
        </text:list-item>
      </text:list>
      <text:p text:style-name="P25"><text:span text:style-name="T51"/></text:p>
      <text:p text:style-name="P48"><text:span text:style-name="T16">TF 1.2 </text:span><text:span text:style-name="T17">Huvudscenario som medlem/ny medlem <text:s text:c="2"/>- AUT. SOM MEDLEM</text:span></text:p>
      <text:list xml:id="list42467362" text:style-name="L18">
        <text:list-item>
          <text:p text:style-name="P20"><text:span text:style-name="T7">Gå till </text:span><text:a xlink:type="simple" xlink:href="http://www.dengladepiraten.se/medlem">www.dengladepiraten.se/medlem</text:a><text:span text:style-name="T7"> </text:span></text:p>
        </text:list-item>
        <text:list-item>
          <text:p text:style-name="P20"><text:span text:style-name="T7">Inloggninsformulär presenteras</text:span></text:p>
        </text:list-item>
        <text:list-item>
          <text:p text:style-name="P20"><text:span text:style-name="T7">Användarnamn: AndersP, Lösenord: segla123</text:span></text:p>
        </text:list-item>
        <text:list-item>
          <text:p text:style-name="P20"><text:span text:style-name="T7">Lyckad inloggning som medlem</text:span></text:p>
        </text:list-item>
      </text:list>
      <text:p text:style-name="P18"><text:span text:style-name="T7"/></text:p>
      <text:p text:style-name="P48"><text:span text:style-name="T16">TF 1.3 </text:span><text:span text:style-name="T17">Huvudscenario som medlem/ny medlem <text:s text:c="2"/>- ÄNDRING AV UPPGIFTER</text:span></text:p>
      <text:list xml:id="list42632464" text:style-name="L21">
        <text:list-item>
          <text:p text:style-name="P22"><text:span text:style-name="T7">Gå till </text:span><text:a xlink:type="simple" xlink:href="http://www.dengladepiraten.se/medlem">www.dengladepiraten.se/medlem</text:a><text:span text:style-name="T7"> </text:span></text:p>
        </text:list-item>
        <text:list-item>
          <text:p text:style-name="P22"><text:span text:style-name="T7">Logga in med användarnamn: AndersP <text:s text:c="2"/>Lösenord:segla123</text:span></text:p>
        </text:list-item>
        <text:list-item>
          <text:p text:style-name="P22"><text:soft-page-break/><text:span text:style-name="T7">Klicka på ”Mitt konto” <text:s/>→ ”Ändra mina uppgifter”. </text:span></text:p>
        </text:list-item>
        <text:list-item>
          <text:p text:style-name="P22"><text:span text:style-name="T7">Ett formulär med alla uppgifter finns listade, och man kan ändra och redigera i dessa. </text:span></text:p>
        </text:list-item>
        <text:list-item>
          <text:p text:style-name="P22"><text:span text:style-name="T7">Ändra efternamn till ” Vikström” , lägg till adress i fältet för adress.<text:line-break/>” Vikevägen 24, 728 23 Gubbängen”. Klicka på spara. </text:span></text:p>
        </text:list-item>
        <text:list-item>
          <text:p text:style-name="P22"><text:span text:style-name="T7">Uppgifterna har ändrats till de nya.</text:span></text:p>
        </text:list-item>
      </text:list>
      <text:h text:style-name="P8" text:outline-level="4"/>
      <text:h text:style-name="P9" text:outline-level="4"><text:span text:style-name="T37"/></text:h>
      <text:p text:style-name="P48"><text:span text:style-name="T16">TF 1.4 </text:span><text:span text:style-name="T17">Huvudscenario som admin <text:s text:c="2"/>- AUT. SOM ADMIN</text:span></text:p>
      <text:list xml:id="list42505250" text:style-name="L19">
        <text:list-item>
          <text:p text:style-name="P21"><text:span text:style-name="T7">Gå till </text:span><text:a xlink:type="simple" xlink:href="http://www.dengladepiraten.se/medlem">www.dengladepiraten.se/medlem</text:a><text:span text:style-name="T7"> </text:span></text:p>
        </text:list-item>
        <text:list-item>
          <text:p text:style-name="P21"><text:span text:style-name="T7">Inloggninsformulär presenteras</text:span></text:p>
        </text:list-item>
        <text:list-item>
          <text:p text:style-name="P21"><text:span text:style-name="T7">Användarnamn: admin, Lösenord: nimda</text:span></text:p>
        </text:list-item>
        <text:list-item>
          <text:p text:style-name="P21"><text:span text:style-name="T7">Lyckad inloggning som admin</text:span></text:p>
        </text:list-item>
      </text:list>
      <text:h text:style-name="P8" text:outline-level="4"/>
      <text:h text:style-name="P8" text:outline-level="4">Testfall</text:h>
      <text:h text:style-name="P7" text:outline-level="5">TF 1.1 Huvudscenario aut. som admin</text:h>
      <text:list xml:id="list41288766" text:style-name="L14">
        <text:list-item>
          <text:p text:style-name="P53">Gå till inloggninssidan (www.exempel.test/login);</text:p>
        </text:list-item>
        <text:list-item>
          <text:p text:style-name="P53">Inloggningsformulär presenteras</text:p>
        </text:list-item>
        <text:list-item>
          <text:p text:style-name="P53">Användarnamn: admin, Lösenord: nimda</text:p>
        </text:list-item>
        <text:list-item>
          <text:p text:style-name="P53">Lyckad inloggning som admin</text:p>
        </text:list-item>
      </text:list>
      <text:h text:style-name="P7" text:outline-level="5">TF 1.2 Huvudscenario; aut. som sturelsemedlem</text:h>
      <text:list xml:id="list41285848" text:style-name="L15">
        <text:list-item>
          <text:p text:style-name="P54">Gå till inloggninssidan (www.exempel.test/login)</text:p>
        </text:list-item>
        <text:list-item>
          <text:p text:style-name="P54">Inloggningsformulär presenteras</text:p>
        </text:list-item>
        <text:list-item>
          <text:p text:style-name="P54">Användarnamn: user, Lösenord: resu</text:p>
        </text:list-item>
        <text:list-item>
          <text:p text:style-name="P54">Lyckad inloggning som styrelsemedlem</text:p>
        </text:list-item>
      </text:list>
      <text:h text:style-name="P7" text:outline-level="5">TF 1.3 Alt. Scenario 4a; misslyckad aut</text:h>
      <text:list xml:id="list41287534" text:style-name="L16">
        <text:list-item>
          <text:p text:style-name="P55">Gå till inloggninssidan (www.exempel.test/login)</text:p>
        </text:list-item>
        <text:list-item>
          <text:p text:style-name="P55">Inloggningsformulär presenteras</text:p>
        </text:list-item>
        <text:list-item>
          <text:p text:style-name="P55">Användarnamn: error, Lösenord: rorre 4a1. Misslyckad inloggning Felmeddelande presenteras. 4a2. Inloggningsformulär presenteras</text:p>
        </text:list-item>
      </text:list>
      <text:p text:style-name="P49">Vissa delar återupprepas i alla testfall och man vill kanske därför ha något smart sätt att skriva detta (t.ex. en tabell) men i grund och botten är det detta vi vill komma åt. Dvs vad ska man som testare skriva in och vad ska man som testare kunna se som resultat för att kunna avgöra om testfallet är lyckat eller ej.</text:p>
      <text:p text:style-name="P65"/>
      <text:p text:style-name="P65"/>
      <text:h text:style-name="P11" text:outline-level="2">Förkrav</text:h>
      <text:list xml:id="list40216984" text:style-name="L2">
        <text:list-header>
          <text:p text:style-name="P50">Gå till <text:a xlink:type="simple" xlink:href="http://www.dengladepiraten.se/medlem">www.dengladepiraten.se/medlem</text:a> (som tar dig till login för medlemssidorna)<text:line-break/>Tillgång till gmail med följande inloggning: <text:s/><text:a xlink:type="simple" xlink:href="mailto:testfallmedlem@gmail.com">testfallmedlem@gmail.com</text:a> <text:s text:c="3"/>lösen: testfallmedlem</text:p>
        </text:list-header>
      </text:list>
      <text:p text:style-name="P44"/>
      <text:h text:style-name="P11" text:outline-level="2"><text:soft-page-break/>Efterkrav </text:h>
      <text:p text:style-name="P4">Gör en extrakoll att alla test i denna fil har blivit utförda med resultat för testerna nedtecknade. </text:p>
      <text:p text:style-name="P3">Se till att ett nytt returärende med id 1_2 läggs till i databasen. </text:p>
      <text:p text:style-name="P3"/>
      <text:h text:style-name="P11" text:outline-level="2">Användarfall – medlem /användare</text:h>
      <text:list xml:id="list41245275" text:style-name="L7">
        <text:list-header>
          <text:p text:style-name="P45"/>
        </text:list-header>
      </text:list>
      <text:p text:style-name="P48"><text:span text:style-name="T10">HUVUDSCENARIOS </text:span><text:span text:style-name="T11">(</text:span><text:bookmark text:name="3"/><text:span text:style-name="T18">Sunny Day Use Cases)</text:span><text:span text:style-name="T11"> </text:span><text:span text:style-name="T10"><text:s/></text:span></text:p>
      <text:list xml:id="list41264855" text:style-name="L8">
        <text:list-item>
          <text:p text:style-name="P16"><text:span text:style-name="T19">Medlem/användare väljer att skapa ett nytt konto (</text:span><text:span text:style-name="T20">för att få åtkomst åt medlemssidorna)</text:span><text:span text:style-name="T19">. </text:span></text:p>
        </text:list-item>
        <text:list-item>
          <text:p text:style-name="P23">Systemet frågar efter önskat användarnamn och lösenord.</text:p>
        </text:list-item>
        <text:list-item>
          <text:p text:style-name="P27">Medlem/användare anger sitt önskade användarnamn och lösenord, samt mailadress.</text:p>
        </text:list-item>
        <text:list-item>
          <text:p text:style-name="P36"><text:span text:style-name="T23">S</text:span><text:span text:style-name="T24">ystemet presenterar uppgifterna och frågar om medlemen vill skapa ett nytt konto. </text:span></text:p>
        </text:list-item>
        <text:list-item>
          <text:p text:style-name="P28">Medlem vill logga in och fyller i användarnamn + lösenord.</text:p>
        </text:list-item>
        <text:list-item>
          <text:p text:style-name="P38"><text:span text:style-name="T21">Systemet kontrollerar att uppgifterna stämmer och derigerar användaren till medlemssidorna. </text:span><text:span text:style-name="T20"><text:line-break/>________________</text:span></text:p>
          <text:p text:style-name="P28"/>
        </text:list-item>
        <text:list-item>
          <text:p text:style-name="P28">Medlem väljer att registrera en ny båt. (F1)</text:p>
        </text:list-item>
        <text:list-item>
          <text:p text:style-name="P28">Systemet frågar efter båtens registreringsnummer.</text:p>
        </text:list-item>
        <text:list-item>
          <text:p text:style-name="P28">Medlem anger båtens registreringsnummer. (F1)</text:p>
        </text:list-item>
        <text:list-item>
          <text:p text:style-name="P28">Systemet kollar matching gentemot det ”Nationella båtregistret” och hämtar uppgifter om båten (såsom storlek etc.) och lägger sedan till båten på medlemmens privata sida.</text:p>
          <text:p text:style-name="P28">________________</text:p>
          <text:p text:style-name="P28"/>
        </text:list-item>
        <text:list-item>
          <text:p text:style-name="P27">Medlem/användaren vill ändra sina uppgifter (adress etc) (F1)</text:p>
        </text:list-item>
        <text:list-item>
          <text:p text:style-name="P31">Systemet presenterar ett formulär där medlem/användaren kan skriva in och ändra sina</text:p>
          <text:p text:style-name="P41">uppgifter. </text:p>
        </text:list-item>
      </text:list>
      <text:p text:style-name="P56"><text:span text:style-name="T42">Frekvenser</text:span><text:span text:style-name="T43">: </text:span></text:p>
      <text:p text:style-name="P61">Scenarios: 1-4 görs max en gång per medlem + varje gång en ny person vill gå med som medlem.</text:p>
      <text:p text:style-name="P61">5-12 ska kunna göras kontinuerligt. </text:p>
      <text:p text:style-name="P61"/>
      <text:p text:style-name="P56"><text:span text:style-name="T45">Alternativa Scenarios</text:span><text:span text:style-name="T47"> (</text:span><text:span text:style-name="T44">Rainy Day Use Cases) <text:s/></text:span></text:p>
      <text:p text:style-name="P46"><text:span text:style-name="T46">3</text:span>.a <text:s/>Användarnamnet är upptaget</text:p>
      <text:p text:style-name="P46"><text:tab/>1.Systemet presenterar att användarnamnet redan är taget och visar en lista <text:line-break/> <text:tab/> <text:s text:c="2"/>med andra lämpliga föslag.</text:p>
      <text:p text:style-name="P46"/>
      <text:p text:style-name="P46"><text:span text:style-name="T46">4</text:span>.a <text:s/>Användarnamnet är upptaget</text:p>
      <text:p text:style-name="P46"><text:tab/>1.Systemet presenterar att användarnamnet redan är taget och visar en lista <text:line-break/> <text:tab/> <text:s text:c="2"/>med andra lämpliga föslag.</text:p>
      <text:p text:style-name="P46"/>
      <text:p text:style-name="P46"><text:span text:style-name="T46">5</text:span>.a <text:s/>Användarnamn/lösenord stämmer inte</text:p>
      <text:p text:style-name="P46"><text:tab/>1.Systemet presenterar att användarnamnet/lösenordet är felaktigt och ber medlemmen att <text:soft-page-break/><text:tab/>fylla i uppgifterna igen. </text:p>
      <text:p text:style-name="P46"><text:s text:c="3"/>b. Medlemmen har glömt bort Användarnamn/lösenord</text:p>
      <text:p text:style-name="P57"><text:tab/>1. Systemet frågar om medlemmen vill att användarnamnet / lösenordet ska skickas till<text:line-break/><text:tab/> <text:s text:c="4"/>deras mailadress. </text:p>
      <text:p text:style-name="P57"/>
      <text:p text:style-name="P57"/>
      <text:p text:style-name="P62"/>
      <text:h text:style-name="P12" text:outline-level="2"><text:span text:style-name="T3">Användarfall – Administratör</text:span><text:span text:style-name="T5">(sekreterare)</text:span></text:h>
      <text:p text:style-name="P60"/>
      <text:p text:style-name="P63"><text:span text:style-name="T22">HUVUDSCENARIOS </text:span><text:span text:style-name="T26">(</text:span><text:bookmark text:name="31"/><text:span text:style-name="T32">Sunny Day Use Cases)</text:span><text:span text:style-name="T26"> </text:span><text:span text:style-name="T27"><text:s/></text:span></text:p>
      <text:list xml:id="list41244683" text:style-name="L9">
        <text:list-item>
          <text:p text:style-name="P29">Administratören (sekreteraren) vill hämta ut båtuppgifter för en medllem.</text:p>
        </text:list-item>
        <text:list-item>
          <text:p text:style-name="P39">S<text:span text:style-name="T24">ystemet frågar efter administratören/sekreterarens användarnamn och lösenord.</text:span></text:p>
          <text:p text:style-name="P29">________________ </text:p>
          <text:p text:style-name="P29"/>
        </text:list-item>
        <text:list-item>
          <text:p text:style-name="P37"><text:span text:style-name="T24">Administratören </text:span><text:span text:style-name="T20">vill ange båtplats för en medlem. (F2) </text:span></text:p>
        </text:list-item>
        <text:list-item>
          <text:p text:style-name="P39"><text:span text:style-name="T24">S</text:span><text:span text:style-name="T25">ystemet: Derigerar </text:span><text:span text:style-name="T24">Administratören</text:span><text:span text:style-name="T25"> till den sida/det dokument där alla medlemmarnas uppgifter finns listade. OBS! (får ej vara publikt!)</text:span></text:p>
          <text:p text:style-name="P39"><text:span text:style-name="T25">Erbjuder</text:span><text:span text:style-name="T21"> ett ifyllnadsfällt där administratören kan fylla i vald båtplats, och detta </text:span></text:p>
          <text:p text:style-name="P33">läggs till på medlemmen. </text:p>
          <text:p text:style-name="P29">________________ </text:p>
          <text:p text:style-name="P29"/>
        </text:list-item>
        <text:list-item>
          <text:p text:style-name="P32">Administratören vill lägga upp ett nytt möte / event. </text:p>
        </text:list-item>
        <text:list-item>
          <text:p text:style-name="P32">Systemet presenterar en kalender där administratören kan lägga in nya möten/event, som i sin tur presenteras på hemsidan.</text:p>
          <text:p text:style-name="P35"/>
        </text:list-item>
      </text:list>
      <text:p text:style-name="P64"><text:span text:style-name="T28">Alternativa Scenarios</text:span><text:span text:style-name="T30"> (</text:span><text:span text:style-name="T33">Rainy Day Use Cases)</text:span></text:p>
      <text:p text:style-name="P46"><text:span text:style-name="T46">3</text:span>.a <text:s/>Båtplatsen är redan upptagen/tilldelad en annan meddlem</text:p>
      <text:p text:style-name="P46"><text:tab/>1.Systemet presenterar att båtplatsen redan är tagen och ber administratören att fylla i en <text:tab/>annan båtplats.</text:p>
      <text:p text:style-name="P46"/>
      <text:p text:style-name="P46"/>
      <text:p text:style-name="P46"/>
      <text:p text:style-name="P46"/>
      <text:p text:style-name="P46"/>
      <text:h text:style-name="P13" text:outline-level="2">Användarfall – Kassör</text:h>
      <text:p text:style-name="P58"/>
      <text:p text:style-name="P60">HUVUDSCENARIOS </text:p>
      <text:list xml:id="list41243174" text:style-name="L10">
        <text:list-item>
          <text:p text:style-name="P40">Kassören vill pricka av/ändra status på en medlem som har betalat medlemsavgift.(F2)</text:p>
        </text:list-item>
        <text:list-item>
          <text:p text:style-name="P1"><text:span text:style-name="T25">Systemet derigerar kassö</text:span><text:span text:style-name="T24">ren</text:span><text:span text:style-name="T25"> till den sida/det dokument där alla medlemmarnas uppgifter finns listade. Erbjuder</text:span><text:span text:style-name="T21"> ett fält där administratören kan ändra medlemsstatusen från obetald, </text:span><text:soft-page-break/><text:span text:style-name="T21">till betald.</text:span></text:p>
          <text:p text:style-name="P30">________________ </text:p>
          <text:p text:style-name="P30"/>
        </text:list-item>
        <text:list-item>
          <text:p text:style-name="P34">Kassören vill pricka/skriva in av att medlem har betalat båtavgift (för 1 eller flera extra båtar)</text:p>
        </text:list-item>
        <text:list-item>
          <text:p text:style-name="P1"><text:span text:style-name="T21">Systemet e</text:span><text:span text:style-name="T25">rbjuder</text:span><text:span text:style-name="T21"> ett fält per extra båt där kassören kan ändra status från obetald, till betald.</text:span></text:p>
          <text:p text:style-name="P2"/>
        </text:list-item>
      </text:list>
      <text:list xml:id="list43421429" text:continue-list="list41244683" text:style-name="L9">
        <text:list-header>
          <text:p text:style-name="P59">____________ </text:p>
        </text:list-header>
      </text:list>
      <text:p text:style-name="P47"/>
      <text:p text:style-name="P46"/>
      <text:h text:style-name="P13" text:outline-level="2">Frågor</text:h>
      <text:p text:style-name="P58"/>
      <text:list xml:id="list41256355" text:style-name="L11">
        <text:list-item>
          <text:p text:style-name="P17">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text-properties fo:font-size="12pt" fo:language="en" fo:country="US" fo:font-weight="bold" style:language-asian="en" style:country-asian="US"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1T21:09:44.29</meta:creation-date>
    <dc:date>2014-01-01T23:27:49.53</dc:date>
    <meta:editing-duration>PT2H17M12S</meta:editing-duration>
    <meta:editing-cycles>100</meta:editing-cycles>
    <meta:generator>OpenOffice.org/3.3$Win32 OpenOffice.org_project/330m20$Build-9567</meta:generator>
    <meta:document-statistic meta:table-count="0" meta:image-count="0" meta:object-count="0" meta:page-count="5" meta:paragraph-count="108" meta:word-count="1021" meta:character-count="6938"/>
  </office:meta>
</office:document-meta>
</file>